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9in" svg:height="6.7555in" svg:x="10.3197in" svg:y="0.9516in">
            <draw:object draw:notify-on-update-of-ranges="Sheet1.E8:Sheet1.E107 Sheet1.J8:Sheet1.J10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IZE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EALTIME SPEED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GENERIC SPE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INITIAL PERCENTAGE</text:p>
          </table:table-cell>
          <table:table-cell/>
          <table:table-cell office:value-type="string" calcext:value-type="string">
            <text:p>SPEED</text:p>
          </table:table-cell>
          <table:table-cell table:number-columns-repeated="8"/>
        </table:table-row>
        <table:table-row table:style-name="ro1">
          <table:table-cell office:value-type="float" office:value="1.410983" calcext:value-type="float">
            <text:p>1.410983</text:p>
          </table:table-cell>
          <table:table-cell office:value-type="float" office:value="-0.00506" calcext:value-type="float">
            <text:p>-0.00506</text:p>
          </table:table-cell>
          <table:table-cell office:value-type="float" office:value="0.736" calcext:value-type="float">
            <text:p>0.736</text:p>
          </table:table-cell>
          <table:table-cell/>
          <table:table-cell office:value-type="float" office:value="187.103589" calcext:value-type="float">
            <text:p>187.103589</text:p>
          </table:table-cell>
          <table:table-cell office:value-type="float" office:value="3.982621" calcext:value-type="float">
            <text:p>3.982621</text:p>
          </table:table-cell>
          <table:table-cell office:value-type="float" office:value="0.943889" calcext:value-type="float">
            <text:p>0.943889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248.077824" calcext:value-type="float">
            <text:p>248.077824</text:p>
          </table:table-cell>
          <table:table-cell table:number-columns-repeated="3"/>
        </table:table-row>
        <table:table-row table:style-name="ro1">
          <table:table-cell office:value-type="float" office:value="3.855645" calcext:value-type="float">
            <text:p>3.855645</text:p>
          </table:table-cell>
          <table:table-cell office:value-type="float" office:value="-0.891269" calcext:value-type="float">
            <text:p>-0.891269</text:p>
          </table:table-cell>
          <table:table-cell office:value-type="float" office:value="0.208" calcext:value-type="float">
            <text:p>0.208</text:p>
          </table:table-cell>
          <table:table-cell/>
          <table:table-cell office:value-type="float" office:value="205.413105" calcext:value-type="float">
            <text:p>205.413105</text:p>
          </table:table-cell>
          <table:table-cell office:value-type="float" office:value="3.97209" calcext:value-type="float">
            <text:p>3.97209</text:p>
          </table:table-cell>
          <table:table-cell office:value-type="float" office:value="0.941205" calcext:value-type="float">
            <text:p>0.941205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251.001362" calcext:value-type="float">
            <text:p>251.001362</text:p>
          </table:table-cell>
          <table:table-cell table:number-columns-repeated="3"/>
        </table:table-row>
        <table:table-row table:style-name="ro1">
          <table:table-cell office:value-type="float" office:value="3.818467" calcext:value-type="float">
            <text:p>3.818467</text:p>
          </table:table-cell>
          <table:table-cell office:value-type="float" office:value="0.001889" calcext:value-type="float">
            <text:p>0.001889</text:p>
          </table:table-cell>
          <table:table-cell office:value-type="float" office:value="0.193" calcext:value-type="float">
            <text:p>0.193</text:p>
          </table:table-cell>
          <table:table-cell/>
          <table:table-cell office:value-type="float" office:value="211.34135" calcext:value-type="float">
            <text:p>211.34135</text:p>
          </table:table-cell>
          <table:table-cell office:value-type="float" office:value="3.969597" calcext:value-type="float">
            <text:p>3.969597</text:p>
          </table:table-cell>
          <table:table-cell office:value-type="float" office:value="0.942893" calcext:value-type="float">
            <text:p>0.94289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249.395602" calcext:value-type="float">
            <text:p>249.395602</text:p>
          </table:table-cell>
          <table:table-cell table:number-columns-repeated="3"/>
        </table:table-row>
        <table:table-row table:style-name="ro1">
          <table:table-cell office:value-type="float" office:value="3.87827" calcext:value-type="float">
            <text:p>3.87827</text:p>
          </table:table-cell>
          <table:table-cell office:value-type="float" office:value="-0.001273" calcext:value-type="float">
            <text:p>-0.001273</text:p>
          </table:table-cell>
          <table:table-cell office:value-type="float" office:value="0.243" calcext:value-type="float">
            <text:p>0.243</text:p>
          </table:table-cell>
          <table:table-cell/>
          <table:table-cell office:value-type="float" office:value="195.190116" calcext:value-type="float">
            <text:p>195.190116</text:p>
          </table:table-cell>
          <table:table-cell office:value-type="float" office:value="2.95763" calcext:value-type="float">
            <text:p>2.95763</text:p>
          </table:table-cell>
          <table:table-cell office:value-type="float" office:value="0.728905" calcext:value-type="float">
            <text:p>0.72890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37.770427" calcext:value-type="float">
            <text:p>337.770427</text:p>
          </table:table-cell>
          <table:table-cell table:number-columns-repeated="3"/>
        </table:table-row>
        <table:table-row table:style-name="ro1">
          <table:table-cell office:value-type="float" office:value="4.45819" calcext:value-type="float">
            <text:p>4.45819</text:p>
          </table:table-cell>
          <table:table-cell office:value-type="float" office:value="0.001703" calcext:value-type="float">
            <text:p>0.001703</text:p>
          </table:table-cell>
          <table:table-cell office:value-type="float" office:value="0.131" calcext:value-type="float">
            <text:p>0.131</text:p>
          </table:table-cell>
          <table:table-cell/>
          <table:table-cell office:value-type="float" office:value="194.922156" calcext:value-type="float">
            <text:p>194.922156</text:p>
          </table:table-cell>
          <table:table-cell office:value-type="float" office:value="3.975467" calcext:value-type="float">
            <text:p>3.975467</text:p>
          </table:table-cell>
          <table:table-cell office:value-type="float" office:value="0.943225" calcext:value-type="float">
            <text:p>0.94322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251.291234" calcext:value-type="float">
            <text:p>251.291234</text:p>
          </table:table-cell>
          <table:table-cell table:number-columns-repeated="3"/>
        </table:table-row>
        <table:table-row table:style-name="ro1">
          <table:table-cell office:value-type="float" office:value="4.027571" calcext:value-type="float">
            <text:p>4.027571</text:p>
          </table:table-cell>
          <table:table-cell office:value-type="float" office:value="-0.742546" calcext:value-type="float">
            <text:p>-0.742546</text:p>
          </table:table-cell>
          <table:table-cell office:value-type="float" office:value="0.169" calcext:value-type="float">
            <text:p>0.169</text:p>
          </table:table-cell>
          <table:table-cell/>
          <table:table-cell office:value-type="float" office:value="206.327836" calcext:value-type="float">
            <text:p>206.327836</text:p>
          </table:table-cell>
          <table:table-cell office:value-type="float" office:value="3.963137" calcext:value-type="float">
            <text:p>3.963137</text:p>
          </table:table-cell>
          <table:table-cell office:value-type="float" office:value="0.942847" calcext:value-type="float">
            <text:p>0.9428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2.325358" calcext:value-type="float">
            <text:p>252.325358</text:p>
          </table:table-cell>
          <table:table-cell table:number-columns-repeated="3"/>
        </table:table-row>
        <table:table-row table:style-name="ro1">
          <table:table-cell office:value-type="float" office:value="3.781162" calcext:value-type="float">
            <text:p>3.781162</text:p>
          </table:table-cell>
          <table:table-cell office:value-type="float" office:value="-0.003324" calcext:value-type="float">
            <text:p>-0.003324</text:p>
          </table:table-cell>
          <table:table-cell office:value-type="float" office:value="0.199" calcext:value-type="float">
            <text:p>0.199</text:p>
          </table:table-cell>
          <table:table-cell/>
          <table:table-cell office:value-type="float" office:value="211.83964" calcext:value-type="float">
            <text:p>211.83964</text:p>
          </table:table-cell>
          <table:table-cell office:value-type="float" office:value="2.973693" calcext:value-type="float">
            <text:p>2.973693</text:p>
          </table:table-cell>
          <table:table-cell office:value-type="float" office:value="0.741661" calcext:value-type="float">
            <text:p>0.741661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332.5831" calcext:value-type="float">
            <text:p>332.5831</text:p>
          </table:table-cell>
          <table:table-cell table:number-columns-repeated="3"/>
        </table:table-row>
        <table:table-row table:style-name="ro1">
          <table:table-cell office:value-type="float" office:value="3.977758" calcext:value-type="float">
            <text:p>3.977758</text:p>
          </table:table-cell>
          <table:table-cell office:value-type="float" office:value="-0.003856" calcext:value-type="float">
            <text:p>-0.003856</text:p>
          </table:table-cell>
          <table:table-cell office:value-type="float" office:value="0.191" calcext:value-type="float">
            <text:p>0.191</text:p>
          </table:table-cell>
          <table:table-cell/>
          <table:table-cell office:value-type="float" office:value="203.380903" calcext:value-type="float">
            <text:p>203.380903</text:p>
          </table:table-cell>
          <table:table-cell office:value-type="float" office:value="3.965321" calcext:value-type="float">
            <text:p>3.965321</text:p>
          </table:table-cell>
          <table:table-cell office:value-type="float" office:value="0.943865" calcext:value-type="float">
            <text:p>0.943865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251.42983" calcext:value-type="float">
            <text:p>251.42983</text:p>
          </table:table-cell>
          <table:table-cell table:number-columns-repeated="3"/>
        </table:table-row>
        <table:table-row table:style-name="ro1">
          <table:table-cell office:value-type="float" office:value="3.794999" calcext:value-type="float">
            <text:p>3.794999</text:p>
          </table:table-cell>
          <table:table-cell office:value-type="float" office:value="-0.005007" calcext:value-type="float">
            <text:p>-0.005007</text:p>
          </table:table-cell>
          <table:table-cell office:value-type="float" office:value="0.243" calcext:value-type="float">
            <text:p>0.243</text:p>
          </table:table-cell>
          <table:table-cell/>
          <table:table-cell office:value-type="float" office:value="199.473037" calcext:value-type="float">
            <text:p>199.473037</text:p>
          </table:table-cell>
          <table:table-cell office:value-type="float" office:value="3.974108" calcext:value-type="float">
            <text:p>3.974108</text:p>
          </table:table-cell>
          <table:table-cell office:value-type="float" office:value="0.943002" calcext:value-type="float">
            <text:p>0.943002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249.364135" calcext:value-type="float">
            <text:p>249.364135</text:p>
          </table:table-cell>
          <table:table-cell table:number-columns-repeated="3"/>
        </table:table-row>
        <table:table-row table:style-name="ro1">
          <table:table-cell office:value-type="float" office:value="4.027541" calcext:value-type="float">
            <text:p>4.027541</text:p>
          </table:table-cell>
          <table:table-cell office:value-type="float" office:value="-0.005399" calcext:value-type="float">
            <text:p>-0.005399</text:p>
          </table:table-cell>
          <table:table-cell office:value-type="float" office:value="0.165" calcext:value-type="float">
            <text:p>0.165</text:p>
          </table:table-cell>
          <table:table-cell/>
          <table:table-cell office:value-type="float" office:value="207.322537" calcext:value-type="float">
            <text:p>207.322537</text:p>
          </table:table-cell>
          <table:table-cell office:value-type="float" office:value="3.973754" calcext:value-type="float">
            <text:p>3.973754</text:p>
          </table:table-cell>
          <table:table-cell office:value-type="float" office:value="0.942327" calcext:value-type="float">
            <text:p>0.94232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249.134687" calcext:value-type="float">
            <text:p>249.134687</text:p>
          </table:table-cell>
          <table:table-cell table:number-columns-repeated="3"/>
        </table:table-row>
        <table:table-row table:style-name="ro1">
          <table:table-cell office:value-type="float" office:value="3.549877" calcext:value-type="float">
            <text:p>3.549877</text:p>
          </table:table-cell>
          <table:table-cell office:value-type="float" office:value="-0.40791" calcext:value-type="float">
            <text:p>-0.4079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25.359925" calcext:value-type="float">
            <text:p>225.359925</text:p>
          </table:table-cell>
          <table:table-cell office:value-type="float" office:value="2.972404" calcext:value-type="float">
            <text:p>2.972404</text:p>
          </table:table-cell>
          <table:table-cell office:value-type="float" office:value="0.744522" calcext:value-type="float">
            <text:p>0.74452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333.063742" calcext:value-type="float">
            <text:p>333.063742</text:p>
          </table:table-cell>
          <table:table-cell table:number-columns-repeated="3"/>
        </table:table-row>
        <table:table-row table:style-name="ro1">
          <table:table-cell office:value-type="float" office:value="4.566053" calcext:value-type="float">
            <text:p>4.566053</text:p>
          </table:table-cell>
          <table:table-cell office:value-type="float" office:value="-0.238787" calcext:value-type="float">
            <text:p>-0.238787</text:p>
          </table:table-cell>
          <table:table-cell office:value-type="float" office:value="0.118" calcext:value-type="float">
            <text:p>0.118</text:p>
          </table:table-cell>
          <table:table-cell/>
          <table:table-cell office:value-type="float" office:value="193.164647" calcext:value-type="float">
            <text:p>193.164647</text:p>
          </table:table-cell>
          <table:table-cell office:value-type="float" office:value="3.972675" calcext:value-type="float">
            <text:p>3.972675</text:p>
          </table:table-cell>
          <table:table-cell office:value-type="float" office:value="0.942229" calcext:value-type="float">
            <text:p>0.9422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1.719569" calcext:value-type="float">
            <text:p>251.719569</text:p>
          </table:table-cell>
          <table:table-cell table:number-columns-repeated="3"/>
        </table:table-row>
        <table:table-row table:style-name="ro1">
          <table:table-cell office:value-type="float" office:value="4.139061" calcext:value-type="float">
            <text:p>4.139061</text:p>
          </table:table-cell>
          <table:table-cell office:value-type="float" office:value="-0.760085" calcext:value-type="float">
            <text:p>-0.760085</text:p>
          </table:table-cell>
          <table:table-cell office:value-type="float" office:value="0.208" calcext:value-type="float">
            <text:p>0.208</text:p>
          </table:table-cell>
          <table:table-cell/>
          <table:table-cell office:value-type="float" office:value="191.347749" calcext:value-type="float">
            <text:p>191.347749</text:p>
          </table:table-cell>
          <table:table-cell office:value-type="float" office:value="3.972168" calcext:value-type="float">
            <text:p>3.972168</text:p>
          </table:table-cell>
          <table:table-cell office:value-type="float" office:value="0.942192" calcext:value-type="float">
            <text:p>0.942192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249.485925" calcext:value-type="float">
            <text:p>249.485925</text:p>
          </table:table-cell>
          <table:table-cell table:number-columns-repeated="3"/>
        </table:table-row>
        <table:table-row table:style-name="ro1">
          <table:table-cell office:value-type="float" office:value="3.765999" calcext:value-type="float">
            <text:p>3.765999</text:p>
          </table:table-cell>
          <table:table-cell office:value-type="float" office:value="-0.004926" calcext:value-type="float">
            <text:p>-0.004926</text:p>
          </table:table-cell>
          <table:table-cell office:value-type="float" office:value="0.234" calcext:value-type="float">
            <text:p>0.234</text:p>
          </table:table-cell>
          <table:table-cell/>
          <table:table-cell office:value-type="float" office:value="203.398894" calcext:value-type="float">
            <text:p>203.398894</text:p>
          </table:table-cell>
          <table:table-cell office:value-type="float" office:value="3.975113" calcext:value-type="float">
            <text:p>3.975113</text:p>
          </table:table-cell>
          <table:table-cell office:value-type="float" office:value="0.941298" calcext:value-type="float">
            <text:p>0.941298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249.301094" calcext:value-type="float">
            <text:p>249.301094</text:p>
          </table:table-cell>
          <table:table-cell table:number-columns-repeated="3"/>
        </table:table-row>
        <table:table-row table:style-name="ro1">
          <table:table-cell office:value-type="float" office:value="3.889871" calcext:value-type="float">
            <text:p>3.889871</text:p>
          </table:table-cell>
          <table:table-cell office:value-type="float" office:value="-0.901601" calcext:value-type="float">
            <text:p>-0.901601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float" office:value="199.749548" calcext:value-type="float">
            <text:p>199.749548</text:p>
          </table:table-cell>
          <table:table-cell office:value-type="float" office:value="3.974533" calcext:value-type="float">
            <text:p>3.974533</text:p>
          </table:table-cell>
          <table:table-cell office:value-type="float" office:value="0.942832" calcext:value-type="float">
            <text:p>0.942832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249.337479" calcext:value-type="float">
            <text:p>249.337479</text:p>
          </table:table-cell>
          <table:table-cell table:number-columns-repeated="3"/>
        </table:table-row>
        <table:table-row table:style-name="ro1">
          <table:table-cell office:value-type="float" office:value="4.068762" calcext:value-type="float">
            <text:p>4.068762</text:p>
          </table:table-cell>
          <table:table-cell office:value-type="float" office:value="-0.004022" calcext:value-type="float">
            <text:p>-0.004022</text:p>
          </table:table-cell>
          <table:table-cell office:value-type="float" office:value="0.136" calcext:value-type="float">
            <text:p>0.136</text:p>
          </table:table-cell>
          <table:table-cell/>
          <table:table-cell office:value-type="float" office:value="212.349601" calcext:value-type="float">
            <text:p>212.349601</text:p>
          </table:table-cell>
          <table:table-cell office:value-type="float" office:value="3.972745" calcext:value-type="float">
            <text:p>3.972745</text:p>
          </table:table-cell>
          <table:table-cell office:value-type="float" office:value="0.94365" calcext:value-type="float">
            <text:p>0.94365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248.946246" calcext:value-type="float">
            <text:p>248.946246</text:p>
          </table:table-cell>
          <table:table-cell table:number-columns-repeated="3"/>
        </table:table-row>
        <table:table-row table:style-name="ro1">
          <table:table-cell office:value-type="float" office:value="4.195586" calcext:value-type="float">
            <text:p>4.195586</text:p>
          </table:table-cell>
          <table:table-cell office:value-type="float" office:value="-0.757562" calcext:value-type="float">
            <text:p>-0.757562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193.060041" calcext:value-type="float">
            <text:p>193.060041</text:p>
          </table:table-cell>
          <table:table-cell office:value-type="float" office:value="3.977304" calcext:value-type="float">
            <text:p>3.977304</text:p>
          </table:table-cell>
          <table:table-cell office:value-type="float" office:value="0.941843" calcext:value-type="float">
            <text:p>0.941843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248.409477" calcext:value-type="float">
            <text:p>248.409477</text:p>
          </table:table-cell>
          <table:table-cell table:number-columns-repeated="3"/>
        </table:table-row>
        <table:table-row table:style-name="ro1">
          <table:table-cell office:value-type="float" office:value="4.186795" calcext:value-type="float">
            <text:p>4.186795</text:p>
          </table:table-cell>
          <table:table-cell office:value-type="float" office:value="-0.00541" calcext:value-type="float">
            <text:p>-0.00541</text:p>
          </table:table-cell>
          <table:table-cell office:value-type="float" office:value="0.165" calcext:value-type="float">
            <text:p>0.165</text:p>
          </table:table-cell>
          <table:table-cell/>
          <table:table-cell office:value-type="float" office:value="199.436562" calcext:value-type="float">
            <text:p>199.436562</text:p>
          </table:table-cell>
          <table:table-cell office:value-type="float" office:value="3.960561" calcext:value-type="float">
            <text:p>3.960561</text:p>
          </table:table-cell>
          <table:table-cell office:value-type="float" office:value="0.943282" calcext:value-type="float">
            <text:p>0.9432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2.489481" calcext:value-type="float">
            <text:p>252.489481</text:p>
          </table:table-cell>
          <table:table-cell table:number-columns-repeated="3"/>
        </table:table-row>
        <table:table-row table:style-name="ro1">
          <table:table-cell office:value-type="float" office:value="3.982175" calcext:value-type="float">
            <text:p>3.982175</text:p>
          </table:table-cell>
          <table:table-cell office:value-type="float" office:value="-0.538539" calcext:value-type="float">
            <text:p>-0.538539</text:p>
          </table:table-cell>
          <table:table-cell office:value-type="float" office:value="0.218" calcext:value-type="float">
            <text:p>0.218</text:p>
          </table:table-cell>
          <table:table-cell/>
          <table:table-cell office:value-type="float" office:value="196.375103" calcext:value-type="float">
            <text:p>196.375103</text:p>
          </table:table-cell>
          <table:table-cell office:value-type="float" office:value="3.972595" calcext:value-type="float">
            <text:p>3.972595</text:p>
          </table:table-cell>
          <table:table-cell office:value-type="float" office:value="0.942028" calcext:value-type="float">
            <text:p>0.942028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250.466007" calcext:value-type="float">
            <text:p>250.466007</text:p>
          </table:table-cell>
          <table:table-cell table:number-columns-repeated="3"/>
        </table:table-row>
        <table:table-row table:style-name="ro1">
          <table:table-cell office:value-type="float" office:value="4.268995" calcext:value-type="float">
            <text:p>4.268995</text:p>
          </table:table-cell>
          <table:table-cell office:value-type="float" office:value="0.002882" calcext:value-type="float">
            <text:p>0.002882</text:p>
          </table:table-cell>
          <table:table-cell office:value-type="float" office:value="0.201" calcext:value-type="float">
            <text:p>0.201</text:p>
          </table:table-cell>
          <table:table-cell/>
          <table:table-cell office:value-type="float" office:value="187.163498" calcext:value-type="float">
            <text:p>187.163498</text:p>
          </table:table-cell>
          <table:table-cell office:value-type="float" office:value="3.969949" calcext:value-type="float">
            <text:p>3.969949</text:p>
          </table:table-cell>
          <table:table-cell office:value-type="float" office:value="0.94329" calcext:value-type="float">
            <text:p>0.94329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250.129157" calcext:value-type="float">
            <text:p>250.129157</text:p>
          </table:table-cell>
          <table:table-cell table:number-columns-repeated="3"/>
        </table:table-row>
        <table:table-row table:style-name="ro1">
          <table:table-cell office:value-type="float" office:value="4.270484" calcext:value-type="float">
            <text:p>4.270484</text:p>
          </table:table-cell>
          <table:table-cell office:value-type="float" office:value="-0.824876" calcext:value-type="float">
            <text:p>-0.824876</text:p>
          </table:table-cell>
          <table:table-cell office:value-type="float" office:value="0.193" calcext:value-type="float">
            <text:p>0.193</text:p>
          </table:table-cell>
          <table:table-cell/>
          <table:table-cell office:value-type="float" office:value="188.971556" calcext:value-type="float">
            <text:p>188.971556</text:p>
          </table:table-cell>
          <table:table-cell office:value-type="float" office:value="2.960666" calcext:value-type="float">
            <text:p>2.960666</text:p>
          </table:table-cell>
          <table:table-cell office:value-type="float" office:value="0.739101" calcext:value-type="float">
            <text:p>0.739101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37.424086" calcext:value-type="float">
            <text:p>337.424086</text:p>
          </table:table-cell>
          <table:table-cell table:number-columns-repeated="3"/>
        </table:table-row>
        <table:table-row table:style-name="ro1">
          <table:table-cell office:value-type="float" office:value="4.262042" calcext:value-type="float">
            <text:p>4.262042</text:p>
          </table:table-cell>
          <table:table-cell office:value-type="float" office:value="0.001584" calcext:value-type="float">
            <text:p>0.001584</text:p>
          </table:table-cell>
          <table:table-cell office:value-type="float" office:value="0.156" calcext:value-type="float">
            <text:p>0.156</text:p>
          </table:table-cell>
          <table:table-cell/>
          <table:table-cell office:value-type="float" office:value="198.027141" calcext:value-type="float">
            <text:p>198.027141</text:p>
          </table:table-cell>
          <table:table-cell office:value-type="float" office:value="3.975163" calcext:value-type="float">
            <text:p>3.975163</text:p>
          </table:table-cell>
          <table:table-cell office:value-type="float" office:value="0.943094" calcext:value-type="float">
            <text:p>0.943094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250.304202" calcext:value-type="float">
            <text:p>250.304202</text:p>
          </table:table-cell>
          <table:table-cell table:number-columns-repeated="3"/>
        </table:table-row>
        <table:table-row table:style-name="ro1">
          <table:table-cell office:value-type="float" office:value="4.237865" calcext:value-type="float">
            <text:p>4.237865</text:p>
          </table:table-cell>
          <table:table-cell office:value-type="float" office:value="-0.003009" calcext:value-type="float">
            <text:p>-0.003009</text:p>
          </table:table-cell>
          <table:table-cell office:value-type="float" office:value="0.181" calcext:value-type="float">
            <text:p>0.181</text:p>
          </table:table-cell>
          <table:table-cell/>
          <table:table-cell office:value-type="float" office:value="193.257691" calcext:value-type="float">
            <text:p>193.257691</text:p>
          </table:table-cell>
          <table:table-cell office:value-type="float" office:value="3.973119" calcext:value-type="float">
            <text:p>3.973119</text:p>
          </table:table-cell>
          <table:table-cell office:value-type="float" office:value="0.942709" calcext:value-type="float">
            <text:p>0.942709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249.426205" calcext:value-type="float">
            <text:p>249.426205</text:p>
          </table:table-cell>
          <table:table-cell table:number-columns-repeated="3"/>
        </table:table-row>
        <table:table-row table:style-name="ro1">
          <table:table-cell office:value-type="float" office:value="4.503144" calcext:value-type="float">
            <text:p>4.503144</text:p>
          </table:table-cell>
          <table:table-cell office:value-type="float" office:value="-0.531322" calcext:value-type="float">
            <text:p>-0.531322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float" office:value="205.41204" calcext:value-type="float">
            <text:p>205.41204</text:p>
          </table:table-cell>
          <table:table-cell office:value-type="float" office:value="4.363883" calcext:value-type="float">
            <text:p>4.363883</text:p>
          </table:table-cell>
          <table:table-cell office:value-type="float" office:value="0.9447" calcext:value-type="float">
            <text:p>0.94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9.153714" calcext:value-type="float">
            <text:p>229.153714</text:p>
          </table:table-cell>
          <table:table-cell table:number-columns-repeated="3"/>
        </table:table-row>
        <table:table-row table:style-name="ro1">
          <table:table-cell office:value-type="float" office:value="4.174036" calcext:value-type="float">
            <text:p>4.174036</text:p>
          </table:table-cell>
          <table:table-cell office:value-type="float" office:value="-0.003342" calcext:value-type="float">
            <text:p>-0.003342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206.035596" calcext:value-type="float">
            <text:p>206.035596</text:p>
          </table:table-cell>
          <table:table-cell office:value-type="float" office:value="3.961208" calcext:value-type="float">
            <text:p>3.961208</text:p>
          </table:table-cell>
          <table:table-cell office:value-type="float" office:value="0.938112" calcext:value-type="float">
            <text:p>0.93811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252.195788" calcext:value-type="float">
            <text:p>252.195788</text:p>
          </table:table-cell>
          <table:table-cell table:number-columns-repeated="3"/>
        </table:table-row>
        <table:table-row table:style-name="ro1">
          <table:table-cell office:value-type="float" office:value="4.33412" calcext:value-type="float">
            <text:p>4.33412</text:p>
          </table:table-cell>
          <table:table-cell office:value-type="float" office:value="-0.521776" calcext:value-type="float">
            <text:p>-0.521776</text:p>
          </table:table-cell>
          <table:table-cell office:value-type="float" office:value="0.144" calcext:value-type="float">
            <text:p>0.144</text:p>
          </table:table-cell>
          <table:table-cell/>
          <table:table-cell office:value-type="float" office:value="197.502606" calcext:value-type="float">
            <text:p>197.502606</text:p>
          </table:table-cell>
          <table:table-cell office:value-type="float" office:value="2.972777" calcext:value-type="float">
            <text:p>2.972777</text:p>
          </table:table-cell>
          <table:table-cell office:value-type="float" office:value="0.716" calcext:value-type="float">
            <text:p>0.716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335.040253" calcext:value-type="float">
            <text:p>335.040253</text:p>
          </table:table-cell>
          <table:table-cell table:number-columns-repeated="3"/>
        </table:table-row>
        <table:table-row table:style-name="ro1">
          <table:table-cell office:value-type="float" office:value="3.983875" calcext:value-type="float">
            <text:p>3.983875</text:p>
          </table:table-cell>
          <table:table-cell office:value-type="float" office:value="-0.918032" calcext:value-type="float">
            <text:p>-0.918032</text:p>
          </table:table-cell>
          <table:table-cell office:value-type="float" office:value="0.189" calcext:value-type="float">
            <text:p>0.189</text:p>
          </table:table-cell>
          <table:table-cell/>
          <table:table-cell office:value-type="float" office:value="203.570642" calcext:value-type="float">
            <text:p>203.570642</text:p>
          </table:table-cell>
          <table:table-cell office:value-type="float" office:value="3.976264" calcext:value-type="float">
            <text:p>3.976264</text:p>
          </table:table-cell>
          <table:table-cell office:value-type="float" office:value="0.941621" calcext:value-type="float">
            <text:p>0.941621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249.983402" calcext:value-type="float">
            <text:p>249.983402</text:p>
          </table:table-cell>
          <table:table-cell table:number-columns-repeated="3"/>
        </table:table-row>
        <table:table-row table:style-name="ro1">
          <table:table-cell office:value-type="float" office:value="4.037703" calcext:value-type="float">
            <text:p>4.037703</text:p>
          </table:table-cell>
          <table:table-cell office:value-type="float" office:value="-0.005203" calcext:value-type="float">
            <text:p>-0.005203</text:p>
          </table:table-cell>
          <table:table-cell office:value-type="float" office:value="0.226" calcext:value-type="float">
            <text:p>0.226</text:p>
          </table:table-cell>
          <table:table-cell/>
          <table:table-cell office:value-type="float" office:value="191.693147" calcext:value-type="float">
            <text:p>191.693147</text:p>
          </table:table-cell>
          <table:table-cell office:value-type="float" office:value="3.974773" calcext:value-type="float">
            <text:p>3.974773</text:p>
          </table:table-cell>
          <table:table-cell office:value-type="float" office:value="0.943822" calcext:value-type="float">
            <text:p>0.943822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248.819245" calcext:value-type="float">
            <text:p>248.819245</text:p>
          </table:table-cell>
          <table:table-cell table:number-columns-repeated="3"/>
        </table:table-row>
        <table:table-row table:style-name="ro1">
          <table:table-cell office:value-type="float" office:value="4.253202" calcext:value-type="float">
            <text:p>4.253202</text:p>
          </table:table-cell>
          <table:table-cell office:value-type="float" office:value="-0.004758" calcext:value-type="float">
            <text:p>-0.004758</text:p>
          </table:table-cell>
          <table:table-cell office:value-type="float" office:value="0.163" calcext:value-type="float">
            <text:p>0.163</text:p>
          </table:table-cell>
          <table:table-cell/>
          <table:table-cell office:value-type="float" office:value="196.792912" calcext:value-type="float">
            <text:p>196.792912</text:p>
          </table:table-cell>
          <table:table-cell office:value-type="float" office:value="3.97156" calcext:value-type="float">
            <text:p>3.97156</text:p>
          </table:table-cell>
          <table:table-cell office:value-type="float" office:value="0.943375" calcext:value-type="float">
            <text:p>0.943375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249.020536" calcext:value-type="float">
            <text:p>249.020536</text:p>
          </table:table-cell>
          <table:table-cell table:number-columns-repeated="3"/>
        </table:table-row>
        <table:table-row table:style-name="ro1">
          <table:table-cell office:value-type="float" office:value="4.02487" calcext:value-type="float">
            <text:p>4.02487</text:p>
          </table:table-cell>
          <table:table-cell office:value-type="float" office:value="-0.030705" calcext:value-type="float">
            <text:p>-0.030705</text:p>
          </table:table-cell>
          <table:table-cell office:value-type="float" office:value="0.176" calcext:value-type="float">
            <text:p>0.176</text:p>
          </table:table-cell>
          <table:table-cell/>
          <table:table-cell office:value-type="float" office:value="204.727101" calcext:value-type="float">
            <text:p>204.727101</text:p>
          </table:table-cell>
          <table:table-cell office:value-type="float" office:value="3.962056" calcext:value-type="float">
            <text:p>3.962056</text:p>
          </table:table-cell>
          <table:table-cell office:value-type="float" office:value="0.942598" calcext:value-type="float">
            <text:p>0.9425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2.394216" calcext:value-type="float">
            <text:p>252.3942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935904" calcext:value-type="float">
            <text:p>6.935904</text:p>
          </table:table-cell>
          <table:table-cell office:value-type="float" office:value="0.119" calcext:value-type="float">
            <text:p>0.119</text:p>
          </table:table-cell>
          <table:table-cell/>
          <table:table-cell office:value-type="float" office:value="127.020212" calcext:value-type="float">
            <text:p>127.020212</text:p>
          </table:table-cell>
          <table:table-cell office:value-type="float" office:value="2.234478" calcext:value-type="float">
            <text:p>2.234478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442.161436" calcext:value-type="float">
            <text:p>442.1614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289437" calcext:value-type="float">
            <text:p>6.289437</text:p>
          </table:table-cell>
          <table:table-cell office:value-type="float" office:value="0.172" calcext:value-type="float">
            <text:p>0.172</text:p>
          </table:table-cell>
          <table:table-cell/>
          <table:table-cell office:value-type="float" office:value="131.649307" calcext:value-type="float">
            <text:p>131.649307</text:p>
          </table:table-cell>
          <table:table-cell office:value-type="float" office:value="2.240645" calcext:value-type="float">
            <text:p>2.240645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443.622274" calcext:value-type="float">
            <text:p>443.6222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904828" calcext:value-type="float">
            <text:p>6.904828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float" office:value="127.012576" calcext:value-type="float">
            <text:p>127.012576</text:p>
          </table:table-cell>
          <table:table-cell office:value-type="float" office:value="2.243135" calcext:value-type="float">
            <text:p>2.243135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45.358844" calcext:value-type="float">
            <text:p>445.3588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366171" calcext:value-type="float">
            <text:p>7.366171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float" office:value="132.090338" calcext:value-type="float">
            <text:p>132.090338</text:p>
          </table:table-cell>
          <table:table-cell office:value-type="float" office:value="2.251872" calcext:value-type="float">
            <text:p>2.251872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4.074962" calcext:value-type="float">
            <text:p>444.074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965581" calcext:value-type="float">
            <text:p>6.965581</text:p>
          </table:table-cell>
          <table:table-cell office:value-type="float" office:value="0.078" calcext:value-type="float">
            <text:p>0.078</text:p>
          </table:table-cell>
          <table:table-cell/>
          <table:table-cell office:value-type="float" office:value="132.365126" calcext:value-type="float">
            <text:p>132.365126</text:p>
          </table:table-cell>
          <table:table-cell office:value-type="float" office:value="2.234715" calcext:value-type="float">
            <text:p>2.234715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443.456999" calcext:value-type="float">
            <text:p>443.456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507961" calcext:value-type="float">
            <text:p>6.507961</text:p>
          </table:table-cell>
          <table:table-cell office:value-type="float" office:value="0.153" calcext:value-type="float">
            <text:p>0.153</text:p>
          </table:table-cell>
          <table:table-cell/>
          <table:table-cell office:value-type="float" office:value="130.14829" calcext:value-type="float">
            <text:p>130.14829</text:p>
          </table:table-cell>
          <table:table-cell office:value-type="float" office:value="2.239343" calcext:value-type="float">
            <text:p>2.239343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442.093968" calcext:value-type="float">
            <text:p>442.0939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410389" calcext:value-type="float">
            <text:p>6.410389</text:p>
          </table:table-cell>
          <table:table-cell office:value-type="float" office:value="0.117" calcext:value-type="float">
            <text:p>0.117</text:p>
          </table:table-cell>
          <table:table-cell/>
          <table:table-cell office:value-type="float" office:value="137.745152" calcext:value-type="float">
            <text:p>137.745152</text:p>
          </table:table-cell>
          <table:table-cell office:value-type="float" office:value="2.225749" calcext:value-type="float">
            <text:p>2.225749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013" calcext:value-type="float">
            <text:p>0.013</text:p>
          </table:table-cell>
          <table:table-cell/>
          <table:table-cell office:value-type="float" office:value="443.446226" calcext:value-type="float">
            <text:p>443.4462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21699" calcext:value-type="float">
            <text:p>7.21699</text:p>
          </table:table-cell>
          <table:table-cell office:value-type="float" office:value="0.045" calcext:value-type="float">
            <text:p>0.045</text:p>
          </table:table-cell>
          <table:table-cell/>
          <table:table-cell office:value-type="float" office:value="132.326635" calcext:value-type="float">
            <text:p>132.326635</text:p>
          </table:table-cell>
          <table:table-cell office:value-type="float" office:value="2.250075" calcext:value-type="float">
            <text:p>2.250075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442.651892" calcext:value-type="float">
            <text:p>442.6518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268469" calcext:value-type="float">
            <text:p>7.268469</text:p>
          </table:table-cell>
          <table:table-cell office:value-type="float" office:value="0.058" calcext:value-type="float">
            <text:p>0.058</text:p>
          </table:table-cell>
          <table:table-cell/>
          <table:table-cell office:value-type="float" office:value="129.600881" calcext:value-type="float">
            <text:p>129.600881</text:p>
          </table:table-cell>
          <table:table-cell office:value-type="float" office:value="2.458287" calcext:value-type="float">
            <text:p>2.458287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6.787328" calcext:value-type="float">
            <text:p>406.787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132866" calcext:value-type="float">
            <text:p>7.132866</text:p>
          </table:table-cell>
          <table:table-cell office:value-type="float" office:value="0.038" calcext:value-type="float">
            <text:p>0.038</text:p>
          </table:table-cell>
          <table:table-cell/>
          <table:table-cell office:value-type="float" office:value="134.868646" calcext:value-type="float">
            <text:p>134.868646</text:p>
          </table:table-cell>
          <table:table-cell office:value-type="float" office:value="2.235209" calcext:value-type="float">
            <text:p>2.235209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442.911605" calcext:value-type="float">
            <text:p>442.911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522297" calcext:value-type="float">
            <text:p>6.522297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float" office:value="130.628828" calcext:value-type="float">
            <text:p>130.628828</text:p>
          </table:table-cell>
          <table:table-cell office:value-type="float" office:value="2.238772" calcext:value-type="float">
            <text:p>2.238772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6.673461" calcext:value-type="float">
            <text:p>446.6734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32486" calcext:value-type="float">
            <text:p>6.32486</text:p>
          </table:table-cell>
          <table:table-cell office:value-type="float" office:value="0.145" calcext:value-type="float">
            <text:p>0.145</text:p>
          </table:table-cell>
          <table:table-cell/>
          <table:table-cell office:value-type="float" office:value="135.180856" calcext:value-type="float">
            <text:p>135.180856</text:p>
          </table:table-cell>
          <table:table-cell office:value-type="float" office:value="2.236468" calcext:value-type="float">
            <text:p>2.236468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7.133638" calcext:value-type="float">
            <text:p>447.1336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357216" calcext:value-type="float">
            <text:p>6.357216</text:p>
          </table:table-cell>
          <table:table-cell office:value-type="float" office:value="0.155" calcext:value-type="float">
            <text:p>0.155</text:p>
          </table:table-cell>
          <table:table-cell/>
          <table:table-cell office:value-type="float" office:value="132.919816" calcext:value-type="float">
            <text:p>132.919816</text:p>
          </table:table-cell>
          <table:table-cell office:value-type="float" office:value="2.243309" calcext:value-type="float">
            <text:p>2.243309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45.324339" calcext:value-type="float">
            <text:p>445.3243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989818" calcext:value-type="float">
            <text:p>6.989818</text:p>
          </table:table-cell>
          <table:table-cell office:value-type="float" office:value="0.115" calcext:value-type="float">
            <text:p>0.115</text:p>
          </table:table-cell>
          <table:table-cell/>
          <table:table-cell office:value-type="float" office:value="126.612737" calcext:value-type="float">
            <text:p>126.612737</text:p>
          </table:table-cell>
          <table:table-cell office:value-type="float" office:value="2.250741" calcext:value-type="float">
            <text:p>2.250741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441.188034" calcext:value-type="float">
            <text:p>441.188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47471" calcext:value-type="float">
            <text:p>6.47471</text:p>
          </table:table-cell>
          <table:table-cell office:value-type="float" office:value="0.119" calcext:value-type="float">
            <text:p>0.119</text:p>
          </table:table-cell>
          <table:table-cell/>
          <table:table-cell office:value-type="float" office:value="136.06787" calcext:value-type="float">
            <text:p>136.06787</text:p>
          </table:table-cell>
          <table:table-cell office:value-type="float" office:value="2.259011" calcext:value-type="float">
            <text:p>2.259011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440.45823" calcext:value-type="float">
            <text:p>440.458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276855" calcext:value-type="float">
            <text:p>6.276855</text:p>
          </table:table-cell>
          <table:table-cell office:value-type="float" office:value="0.165" calcext:value-type="float">
            <text:p>0.165</text:p>
          </table:table-cell>
          <table:table-cell/>
          <table:table-cell office:value-type="float" office:value="133.028404" calcext:value-type="float">
            <text:p>133.028404</text:p>
          </table:table-cell>
          <table:table-cell office:value-type="float" office:value="2.920173" calcext:value-type="float">
            <text:p>2.920173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018" calcext:value-type="float">
            <text:p>0.018</text:p>
          </table:table-cell>
          <table:table-cell/>
          <table:table-cell office:value-type="float" office:value="336.281427" calcext:value-type="float">
            <text:p>336.2814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355112" calcext:value-type="float">
            <text:p>6.355112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float" office:value="133.121182" calcext:value-type="float">
            <text:p>133.121182</text:p>
          </table:table-cell>
          <table:table-cell office:value-type="float" office:value="2.246781" calcext:value-type="float">
            <text:p>2.246781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41.520536" calcext:value-type="float">
            <text:p>441.5205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728193" calcext:value-type="float">
            <text:p>6.728193</text:p>
          </table:table-cell>
          <table:table-cell office:value-type="float" office:value="0.151" calcext:value-type="float">
            <text:p>0.151</text:p>
          </table:table-cell>
          <table:table-cell/>
          <table:table-cell office:value-type="float" office:value="126.18544" calcext:value-type="float">
            <text:p>126.18544</text:p>
          </table:table-cell>
          <table:table-cell office:value-type="float" office:value="2.243204" calcext:value-type="float">
            <text:p>2.243204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441.778837" calcext:value-type="float">
            <text:p>441.778837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DEVIATION</text:p>
          </table:table-cell>
        </table:table-row>
        <table:table-row table:style-name="ro1">
          <table:table-cell/>
          <table:table-cell office:value-type="float" office:value="6.937513" calcext:value-type="float">
            <text:p>6.937513</text:p>
          </table:table-cell>
          <table:table-cell office:value-type="float" office:value="0.117" calcext:value-type="float">
            <text:p>0.117</text:p>
          </table:table-cell>
          <table:table-cell/>
          <table:table-cell office:value-type="float" office:value="127.279039" calcext:value-type="float">
            <text:p>127.279039</text:p>
          </table:table-cell>
          <table:table-cell office:value-type="float" office:value="2.241642" calcext:value-type="float">
            <text:p>2.241642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441.640548" calcext:value-type="float">
            <text:p>441.640548</text:p>
          </table:table-cell>
          <table:table-cell table:formula="of:=AVERAGE([.E8:.E41])" office:value-type="float" office:value="191.984785352941" calcext:value-type="float">
            <text:p>191.984785352941</text:p>
          </table:table-cell>
          <table:table-cell/>
          <table:table-cell table:formula="of:= SQRT(DEVSQ([.E8:.E41]))" office:value-type="float" office:value="141.009680525519" calcext:value-type="float">
            <text:p>141.009680525519</text:p>
          </table:table-cell>
        </table:table-row>
        <table:table-row table:style-name="ro1">
          <table:table-cell/>
          <table:table-cell office:value-type="float" office:value="6.504605" calcext:value-type="float">
            <text:p>6.504605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float" office:value="136.211191" calcext:value-type="float">
            <text:p>136.211191</text:p>
          </table:table-cell>
          <table:table-cell office:value-type="float" office:value="2.249011" calcext:value-type="float">
            <text:p>2.249011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4.639881" calcext:value-type="float">
            <text:p>444.6398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40264" calcext:value-type="float">
            <text:p>6.40264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float" office:value="134.788153" calcext:value-type="float">
            <text:p>134.788153</text:p>
          </table:table-cell>
          <table:table-cell office:value-type="float" office:value="2.264199" calcext:value-type="float">
            <text:p>2.264199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439.007345" calcext:value-type="float">
            <text:p>439.0073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52599" calcext:value-type="float">
            <text:p>6.852599</text:p>
          </table:table-cell>
          <table:table-cell office:value-type="float" office:value="0.119" calcext:value-type="float">
            <text:p>0.119</text:p>
          </table:table-cell>
          <table:table-cell/>
          <table:table-cell office:value-type="float" office:value="128.564361" calcext:value-type="float">
            <text:p>128.564361</text:p>
          </table:table-cell>
          <table:table-cell office:value-type="float" office:value="2.244553" calcext:value-type="float">
            <text:p>2.244553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441.513328" calcext:value-type="float">
            <text:p>441.513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762613" calcext:value-type="float">
            <text:p>6.762613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131.605933" calcext:value-type="float">
            <text:p>131.605933</text:p>
          </table:table-cell>
          <table:table-cell office:value-type="float" office:value="2.881935" calcext:value-type="float">
            <text:p>2.881935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338.661365" calcext:value-type="float">
            <text:p>338.6613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40075" calcext:value-type="float">
            <text:p>6.40075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float" office:value="130.140996" calcext:value-type="float">
            <text:p>130.140996</text:p>
          </table:table-cell>
          <table:table-cell office:value-type="float" office:value="2.231957" calcext:value-type="float">
            <text:p>2.231957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47.589276" calcext:value-type="float">
            <text:p>447.5892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208558" calcext:value-type="float">
            <text:p>7.208558</text:p>
          </table:table-cell>
          <table:table-cell office:value-type="float" office:value="0.078" calcext:value-type="float">
            <text:p>0.078</text:p>
          </table:table-cell>
          <table:table-cell/>
          <table:table-cell office:value-type="float" office:value="127.903527" calcext:value-type="float">
            <text:p>127.903527</text:p>
          </table:table-cell>
          <table:table-cell office:value-type="float" office:value="2.240739" calcext:value-type="float">
            <text:p>2.240739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442.264785" calcext:value-type="float">
            <text:p>442.2647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030311" calcext:value-type="float">
            <text:p>7.03031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28.017099" calcext:value-type="float">
            <text:p>128.017099</text:p>
          </table:table-cell>
          <table:table-cell office:value-type="float" office:value="2.23856" calcext:value-type="float">
            <text:p>2.23856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442.695312" calcext:value-type="float">
            <text:p>442.6953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77597" calcext:value-type="float">
            <text:p>6.877597</text:p>
          </table:table-cell>
          <table:table-cell office:value-type="float" office:value="0.134" calcext:value-type="float">
            <text:p>0.134</text:p>
          </table:table-cell>
          <table:table-cell/>
          <table:table-cell office:value-type="float" office:value="125.916075" calcext:value-type="float">
            <text:p>125.916075</text:p>
          </table:table-cell>
          <table:table-cell office:value-type="float" office:value="2.236663" calcext:value-type="float">
            <text:p>2.236663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43.517893" calcext:value-type="float">
            <text:p>443.5178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698764" calcext:value-type="float">
            <text:p>6.698764</text:p>
          </table:table-cell>
          <table:table-cell office:value-type="float" office:value="0.055" calcext:value-type="float">
            <text:p>0.055</text:p>
          </table:table-cell>
          <table:table-cell/>
          <table:table-cell office:value-type="float" office:value="141.070804" calcext:value-type="float">
            <text:p>141.070804</text:p>
          </table:table-cell>
          <table:table-cell office:value-type="float" office:value="2.234652" calcext:value-type="float">
            <text:p>2.234652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7.49701" calcext:value-type="float">
            <text:p>447.497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797244" calcext:value-type="float">
            <text:p>6.797244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35.348972" calcext:value-type="float">
            <text:p>135.348972</text:p>
          </table:table-cell>
          <table:table-cell office:value-type="float" office:value="2.250832" calcext:value-type="float">
            <text:p>2.250832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4.280144" calcext:value-type="float">
            <text:p>444.2801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685379" calcext:value-type="float">
            <text:p>6.685379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130.583471" calcext:value-type="float">
            <text:p>130.583471</text:p>
          </table:table-cell>
          <table:table-cell office:value-type="float" office:value="2.246628" calcext:value-type="float">
            <text:p>2.246628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443.776175" calcext:value-type="float">
            <text:p>443.7761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973095" calcext:value-type="float">
            <text:p>6.973095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float" office:value="131.505452" calcext:value-type="float">
            <text:p>131.505452</text:p>
          </table:table-cell>
          <table:table-cell office:value-type="float" office:value="2.245646" calcext:value-type="float">
            <text:p>2.245646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442.634324" calcext:value-type="float">
            <text:p>442.6343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000834" calcext:value-type="float">
            <text:p>7.000834</text:p>
          </table:table-cell>
          <table:table-cell office:value-type="float" office:value="0.043" calcext:value-type="float">
            <text:p>0.043</text:p>
          </table:table-cell>
          <table:table-cell/>
          <table:table-cell office:value-type="float" office:value="136.697999" calcext:value-type="float">
            <text:p>136.697999</text:p>
          </table:table-cell>
          <table:table-cell office:value-type="float" office:value="2.248955" calcext:value-type="float">
            <text:p>2.24895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440.204448" calcext:value-type="float">
            <text:p>440.2044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609299" calcext:value-type="float">
            <text:p>7.6092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1.418151" calcext:value-type="float">
            <text:p>131.418151</text:p>
          </table:table-cell>
          <table:table-cell office:value-type="float" office:value="2.233035" calcext:value-type="float">
            <text:p>2.233035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443.342835" calcext:value-type="float">
            <text:p>443.3428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037391" calcext:value-type="float">
            <text:p>7.037391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float" office:value="136.982584" calcext:value-type="float">
            <text:p>136.982584</text:p>
          </table:table-cell>
          <table:table-cell office:value-type="float" office:value="2.245847" calcext:value-type="float">
            <text:p>2.245847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444.375777" calcext:value-type="float">
            <text:p>444.3757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500106" calcext:value-type="float">
            <text:p>6.500106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134.3055" calcext:value-type="float">
            <text:p>134.3055</text:p>
          </table:table-cell>
          <table:table-cell office:value-type="float" office:value="2.240322" calcext:value-type="float">
            <text:p>2.240322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442.347105" calcext:value-type="float">
            <text:p>442.3471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322675" calcext:value-type="float">
            <text:p>6.322675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float" office:value="142.502976" calcext:value-type="float">
            <text:p>142.502976</text:p>
          </table:table-cell>
          <table:table-cell office:value-type="float" office:value="2.260939" calcext:value-type="float">
            <text:p>2.260939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440.082615" calcext:value-type="float">
            <text:p>440.0826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00568" calcext:value-type="float">
            <text:p>6.800568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33.812355" calcext:value-type="float">
            <text:p>133.812355</text:p>
          </table:table-cell>
          <table:table-cell office:value-type="float" office:value="2.219496" calcext:value-type="float">
            <text:p>2.219496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0.552736" calcext:value-type="float">
            <text:p>450.5527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428581" calcext:value-type="float">
            <text:p>6.428581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float" office:value="136.422019" calcext:value-type="float">
            <text:p>136.422019</text:p>
          </table:table-cell>
          <table:table-cell office:value-type="float" office:value="2.237437" calcext:value-type="float">
            <text:p>2.237437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442.917497" calcext:value-type="float">
            <text:p>442.9174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632576" calcext:value-type="float">
            <text:p>6.63257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35.693884" calcext:value-type="float">
            <text:p>135.693884</text:p>
          </table:table-cell>
          <table:table-cell office:value-type="float" office:value="2.225612" calcext:value-type="float">
            <text:p>2.225612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446.16938" calcext:value-type="float">
            <text:p>446.169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194258" calcext:value-type="float">
            <text:p>6.194258</text:p>
          </table:table-cell>
          <table:table-cell office:value-type="float" office:value="0.149" calcext:value-type="float">
            <text:p>0.149</text:p>
          </table:table-cell>
          <table:table-cell/>
          <table:table-cell office:value-type="float" office:value="137.385302" calcext:value-type="float">
            <text:p>137.385302</text:p>
          </table:table-cell>
          <table:table-cell office:value-type="float" office:value="2.235444" calcext:value-type="float">
            <text:p>2.235444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42.41769" calcext:value-type="float">
            <text:p>442.417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27534" calcext:value-type="float">
            <text:p>6.27534</text:p>
          </table:table-cell>
          <table:table-cell office:value-type="float" office:value="0.107" calcext:value-type="float">
            <text:p>0.107</text:p>
          </table:table-cell>
          <table:table-cell/>
          <table:table-cell office:value-type="float" office:value="142.303045" calcext:value-type="float">
            <text:p>142.303045</text:p>
          </table:table-cell>
          <table:table-cell office:value-type="float" office:value="2.240491" calcext:value-type="float">
            <text:p>2.240491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42.760109" calcext:value-type="float">
            <text:p>442.7601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653054" calcext:value-type="float">
            <text:p>7.653054</text:p>
          </table:table-cell>
          <table:table-cell office:value-type="float" office:value="0.037" calcext:value-type="float">
            <text:p>0.037</text:p>
          </table:table-cell>
          <table:table-cell/>
          <table:table-cell office:value-type="float" office:value="125.832119" calcext:value-type="float">
            <text:p>125.832119</text:p>
          </table:table-cell>
          <table:table-cell office:value-type="float" office:value="2.242723" calcext:value-type="float">
            <text:p>2.242723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443.211224" calcext:value-type="float">
            <text:p>443.2112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390344" calcext:value-type="float">
            <text:p>6.390344</text:p>
          </table:table-cell>
          <table:table-cell office:value-type="float" office:value="0.151" calcext:value-type="float">
            <text:p>0.151</text:p>
          </table:table-cell>
          <table:table-cell/>
          <table:table-cell office:value-type="float" office:value="132.8567" calcext:value-type="float">
            <text:p>132.8567</text:p>
          </table:table-cell>
          <table:table-cell office:value-type="float" office:value="2.447079" calcext:value-type="float">
            <text:p>2.447079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8.650486" calcext:value-type="float">
            <text:p>408.6504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289836" calcext:value-type="float">
            <text:p>6.289836</text:p>
          </table:table-cell>
          <table:table-cell office:value-type="float" office:value="0.143" calcext:value-type="float">
            <text:p>0.143</text:p>
          </table:table-cell>
          <table:table-cell/>
          <table:table-cell office:value-type="float" office:value="136.251567" calcext:value-type="float">
            <text:p>136.251567</text:p>
          </table:table-cell>
          <table:table-cell office:value-type="float" office:value="2.233531" calcext:value-type="float">
            <text:p>2.233531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443.692074" calcext:value-type="float">
            <text:p>443.6920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219918" calcext:value-type="float">
            <text:p>7.219918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float" office:value="122.716075" calcext:value-type="float">
            <text:p>122.716075</text:p>
          </table:table-cell>
          <table:table-cell office:value-type="float" office:value="2.24241" calcext:value-type="float">
            <text:p>2.24241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441.93525" calcext:value-type="float">
            <text:p>441.935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104983" calcext:value-type="float">
            <text:p>7.104983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138.072114" calcext:value-type="float">
            <text:p>138.072114</text:p>
          </table:table-cell>
          <table:table-cell office:value-type="float" office:value="2.240974" calcext:value-type="float">
            <text:p>2.240974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41.325969" calcext:value-type="float">
            <text:p>441.3259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402591" calcext:value-type="float">
            <text:p>6.402591</text:p>
          </table:table-cell>
          <table:table-cell office:value-type="float" office:value="0.132" calcext:value-type="float">
            <text:p>0.132</text:p>
          </table:table-cell>
          <table:table-cell/>
          <table:table-cell office:value-type="float" office:value="135.570115" calcext:value-type="float">
            <text:p>135.570115</text:p>
          </table:table-cell>
          <table:table-cell office:value-type="float" office:value="2.234536" calcext:value-type="float">
            <text:p>2.234536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444.387573" calcext:value-type="float">
            <text:p>444.3875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76229" calcext:value-type="float">
            <text:p>6.876229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127.249983" calcext:value-type="float">
            <text:p>127.249983</text:p>
          </table:table-cell>
          <table:table-cell office:value-type="float" office:value="2.242599" calcext:value-type="float">
            <text:p>2.242599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5.91124" calcext:value-type="float">
            <text:p>445.911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945602" calcext:value-type="float">
            <text:p>5.945602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float" office:value="141.11271" calcext:value-type="float">
            <text:p>141.11271</text:p>
          </table:table-cell>
          <table:table-cell office:value-type="float" office:value="2.224163" calcext:value-type="float">
            <text:p>2.224163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445.111251" calcext:value-type="float">
            <text:p>445.1112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255934" calcext:value-type="float">
            <text:p>6.255934</text:p>
          </table:table-cell>
          <table:table-cell office:value-type="float" office:value="0.168" calcext:value-type="float">
            <text:p>0.168</text:p>
          </table:table-cell>
          <table:table-cell/>
          <table:table-cell office:value-type="float" office:value="132.99373" calcext:value-type="float">
            <text:p>132.99373</text:p>
          </table:table-cell>
          <table:table-cell office:value-type="float" office:value="2.248815" calcext:value-type="float">
            <text:p>2.248815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4.67863" calcext:value-type="float">
            <text:p>444.678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017699" calcext:value-type="float">
            <text:p>8.017699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124.599339" calcext:value-type="float">
            <text:p>124.599339</text:p>
          </table:table-cell>
          <table:table-cell office:value-type="float" office:value="2.227761" calcext:value-type="float">
            <text:p>2.227761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45.290131" calcext:value-type="float">
            <text:p>445.2901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170917" calcext:value-type="float">
            <text:p>6.170917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float" office:value="135.960349" calcext:value-type="float">
            <text:p>135.960349</text:p>
          </table:table-cell>
          <table:table-cell office:value-type="float" office:value="2.238799" calcext:value-type="float">
            <text:p>2.238799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442.648026" calcext:value-type="float">
            <text:p>442.6480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556914" calcext:value-type="float">
            <text:p>6.556914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float" office:value="135.277051" calcext:value-type="float">
            <text:p>135.277051</text:p>
          </table:table-cell>
          <table:table-cell office:value-type="float" office:value="2.231879" calcext:value-type="float">
            <text:p>2.231879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444.916594" calcext:value-type="float">
            <text:p>444.9165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123394" calcext:value-type="float">
            <text:p>7.123394</text:p>
          </table:table-cell>
          <table:table-cell office:value-type="float" office:value="0.118" calcext:value-type="float">
            <text:p>0.118</text:p>
          </table:table-cell>
          <table:table-cell/>
          <table:table-cell office:value-type="float" office:value="123.817386" calcext:value-type="float">
            <text:p>123.817386</text:p>
          </table:table-cell>
          <table:table-cell office:value-type="float" office:value="2.235896" calcext:value-type="float">
            <text:p>2.235896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442.775492" calcext:value-type="float">
            <text:p>442.7754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289808" calcext:value-type="float">
            <text:p>7.289808</text:p>
          </table:table-cell>
          <table:table-cell office:value-type="float" office:value="0.054" calcext:value-type="float">
            <text:p>0.054</text:p>
          </table:table-cell>
          <table:table-cell/>
          <table:table-cell office:value-type="float" office:value="129.770221" calcext:value-type="float">
            <text:p>129.770221</text:p>
          </table:table-cell>
          <table:table-cell office:value-type="float" office:value="2.23353" calcext:value-type="float">
            <text:p>2.23353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443.244541" calcext:value-type="float">
            <text:p>443.2445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478003" calcext:value-type="float">
            <text:p>6.478003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131.213276" calcext:value-type="float">
            <text:p>131.213276</text:p>
          </table:table-cell>
          <table:table-cell office:value-type="float" office:value="2.971532" calcext:value-type="float">
            <text:p>2.971532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330.805808" calcext:value-type="float">
            <text:p>330.8058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783181" calcext:value-type="float">
            <text:p>6.783181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float" office:value="132.53369" calcext:value-type="float">
            <text:p>132.53369</text:p>
          </table:table-cell>
          <table:table-cell office:value-type="float" office:value="2.245152" calcext:value-type="float">
            <text:p>2.245152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442.286314" calcext:value-type="float">
            <text:p>442.2863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286134" calcext:value-type="float">
            <text:p>6.286134</text:p>
          </table:table-cell>
          <table:table-cell office:value-type="float" office:value="0.152" calcext:value-type="float">
            <text:p>0.152</text:p>
          </table:table-cell>
          <table:table-cell/>
          <table:table-cell office:value-type="float" office:value="134.900083" calcext:value-type="float">
            <text:p>134.900083</text:p>
          </table:table-cell>
          <table:table-cell office:value-type="float" office:value="2.234298" calcext:value-type="float">
            <text:p>2.234298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7.567873" calcext:value-type="float">
            <text:p>447.5678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578243" calcext:value-type="float">
            <text:p>6.578243</text:p>
          </table:table-cell>
          <table:table-cell office:value-type="float" office:value="0.158" calcext:value-type="float">
            <text:p>0.158</text:p>
          </table:table-cell>
          <table:table-cell/>
          <table:table-cell office:value-type="float" office:value="127.997704" calcext:value-type="float">
            <text:p>127.997704</text:p>
          </table:table-cell>
          <table:table-cell office:value-type="float" office:value="2.240793" calcext:value-type="float">
            <text:p>2.240793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443.592962" calcext:value-type="float">
            <text:p>443.592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575924" calcext:value-type="float">
            <text:p>6.575924</text:p>
          </table:table-cell>
          <table:table-cell office:value-type="float" office:value="0.108" calcext:value-type="float">
            <text:p>0.108</text:p>
          </table:table-cell>
          <table:table-cell/>
          <table:table-cell office:value-type="float" office:value="135.646338" calcext:value-type="float">
            <text:p>135.646338</text:p>
          </table:table-cell>
          <table:table-cell office:value-type="float" office:value="2.244726" calcext:value-type="float">
            <text:p>2.244726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441.479283" calcext:value-type="float">
            <text:p>441.4792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55049" calcext:value-type="float">
            <text:p>7.55049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132.309296" calcext:value-type="float">
            <text:p>132.309296</text:p>
          </table:table-cell>
          <table:table-cell office:value-type="float" office:value="2.251519" calcext:value-type="float">
            <text:p>2.251519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441.479737" calcext:value-type="float">
            <text:p>441.4797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672576" calcext:value-type="float">
            <text:p>6.672576</text:p>
          </table:table-cell>
          <table:table-cell office:value-type="float" office:value="0.108" calcext:value-type="float">
            <text:p>0.108</text:p>
          </table:table-cell>
          <table:table-cell/>
          <table:table-cell office:value-type="float" office:value="133.681506" calcext:value-type="float">
            <text:p>133.681506</text:p>
          </table:table-cell>
          <table:table-cell office:value-type="float" office:value="2.241046" calcext:value-type="float">
            <text:p>2.241046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45.773992" calcext:value-type="float">
            <text:p>445.773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560608" calcext:value-type="float">
            <text:p>6.560608</text:p>
          </table:table-cell>
          <table:table-cell office:value-type="float" office:value="0.121" calcext:value-type="float">
            <text:p>0.121</text:p>
          </table:table-cell>
          <table:table-cell/>
          <table:table-cell office:value-type="float" office:value="133.981486" calcext:value-type="float">
            <text:p>133.981486</text:p>
          </table:table-cell>
          <table:table-cell office:value-type="float" office:value="2.877894" calcext:value-type="float">
            <text:p>2.877894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47.128818" calcext:value-type="float">
            <text:p>347.1288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21215" calcext:value-type="float">
            <text:p>6.821215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float" office:value="134.580127" calcext:value-type="float">
            <text:p>134.580127</text:p>
          </table:table-cell>
          <table:table-cell office:value-type="float" office:value="2.238233" calcext:value-type="float">
            <text:p>2.238233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46.334211" calcext:value-type="float">
            <text:p>446.3342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251163" calcext:value-type="float">
            <text:p>6.251163</text:p>
          </table:table-cell>
          <table:table-cell office:value-type="float" office:value="0.159" calcext:value-type="float">
            <text:p>0.159</text:p>
          </table:table-cell>
          <table:table-cell/>
          <table:table-cell office:value-type="float" office:value="134.534966" calcext:value-type="float">
            <text:p>134.534966</text:p>
          </table:table-cell>
          <table:table-cell office:value-type="float" office:value="2.248658" calcext:value-type="float">
            <text:p>2.248658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41.151976" calcext:value-type="float">
            <text:p>441.1519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221938" calcext:value-type="float">
            <text:p>6.221938</text:p>
          </table:table-cell>
          <table:table-cell office:value-type="float" office:value="0.159" calcext:value-type="float">
            <text:p>0.159</text:p>
          </table:table-cell>
          <table:table-cell/>
          <table:table-cell office:value-type="float" office:value="135.166891" calcext:value-type="float">
            <text:p>135.166891</text:p>
          </table:table-cell>
          <table:table-cell office:value-type="float" office:value="2.241485" calcext:value-type="float">
            <text:p>2.241485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41.225325" calcext:value-type="float">
            <text:p>441.2253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87312" calcext:value-type="float">
            <text:p>7.8731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126.887434" calcext:value-type="float">
            <text:p>126.887434</text:p>
          </table:table-cell>
          <table:table-cell office:value-type="float" office:value="2.249126" calcext:value-type="float">
            <text:p>2.249126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442.838693" calcext:value-type="float">
            <text:p>442.8386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133752" calcext:value-type="float">
            <text:p>6.133752</text:p>
          </table:table-cell>
          <table:table-cell office:value-type="float" office:value="0.145" calcext:value-type="float">
            <text:p>0.145</text:p>
          </table:table-cell>
          <table:table-cell/>
          <table:table-cell office:value-type="float" office:value="139.392662" calcext:value-type="float">
            <text:p>139.392662</text:p>
          </table:table-cell>
          <table:table-cell office:value-type="float" office:value="2.235503" calcext:value-type="float">
            <text:p>2.235503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7.32658" calcext:value-type="float">
            <text:p>447.326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340775" calcext:value-type="float">
            <text:p>6.340775</text:p>
          </table:table-cell>
          <table:table-cell office:value-type="float" office:value="0.152" calcext:value-type="float">
            <text:p>0.152</text:p>
          </table:table-cell>
          <table:table-cell/>
          <table:table-cell office:value-type="float" office:value="133.737595" calcext:value-type="float">
            <text:p>133.737595</text:p>
          </table:table-cell>
          <table:table-cell office:value-type="float" office:value="2.2364" calcext:value-type="float">
            <text:p>2.2364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43.569998" calcext:value-type="float">
            <text:p>443.56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373577" calcext:value-type="float">
            <text:p>6.373577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136.971753" calcext:value-type="float">
            <text:p>136.971753</text:p>
          </table:table-cell>
          <table:table-cell office:value-type="float" office:value="2.924844" calcext:value-type="float">
            <text:p>2.924844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1.898573" calcext:value-type="float">
            <text:p>341.89857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00:00:44.6708554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5T16:38:05.190871490</meta:creation-date>
    <meta:generator>LibreOffice/24.2.7.2$Linux_X86_64 LibreOffice_project/420$Build-2</meta:generator>
    <dc:date>2025-09-09T00:01:15.216390929</dc:date>
    <meta:editing-duration>PT2H47M33S</meta:editing-duration>
    <meta:editing-cycles>12</meta:editing-cycles>
    <meta:document-statistic meta:table-count="1" meta:cell-count="74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mean-valu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svg:stroke-color="#ff420e"/>
    </style:style>
    <style:style style:name="ch15" style:family="chart">
      <style:graphic-properties svg:stroke-color="#ff420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2.767cm" svg:height="17.16cm" xlink:href=".." xlink:type="simple" chart:class="chart:scatter" chart:style-name="ch1">
        <chart:title svg:x="13.945cm" svg:y="0.479cm" chart:style-name="ch2">
          <text:p>SPEED COMPARISON</text:p>
        </chart:title>
        <chart:legend chart:legend-position="end" svg:x="28.751cm" svg:y="7.534cm" style:legend-expansion="high" chart:style-name="ch3"/>
        <chart:plot-area chart:style-name="ch4" table:cell-range-address="Sheet1.E8:Sheet1.E107 Sheet1.J8:Sheet1.J107" svg:x="1.666cm" svg:y="1.601cm" svg:width="26.43cm" svg:height="14.235cm">
          <chart:coordinate-region svg:x="2.473cm" svg:y="1.601cm" svg:width="25.343cm" svg:height="13.588cm"/>
          <chart:axis chart:dimension="x" chart:name="primary-x" chart:style-name="ch5">
            <chart:title svg:x="13.858cm" svg:y="16.179cm" chart:style-name="ch6">
              <text:p>measurement</text:p>
            </chart:title>
          </chart:axis>
          <chart:axis chart:dimension="y" chart:name="primary-y" chart:style-name="ch7">
            <chart:title svg:x="0.451cm" svg:y="9.199cm" chart:style-name="ch8">
              <text:p>speed</text:p>
            </chart:title>
            <chart:grid chart:style-name="ch9" chart:class="major"/>
          </chart:axis>
          <chart:series chart:style-name="ch10" chart:values-cell-range-address="Sheet1.E8:Sheet1.E107" chart:class="chart:scatter">
            <chart:mean-value chart:style-name="ch11"/>
            <chart:regression-curve chart:style-name="ch12"/>
            <chart:data-point chart:repeated="100"/>
          </chart:series>
          <chart:series chart:style-name="ch13" chart:values-cell-range-address="Sheet1.J8:Sheet1.J107" chart:class="chart:scatter">
            <chart:mean-value chart:style-name="ch14"/>
            <chart:regression-curve chart:style-name="ch15"/>
            <chart:data-point chart:repeated="10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7.103589">
                <text:p>187.103589</text:p>
                <draw:g>
                  <svg:desc>Sheet1.E8:Sheet1.E107</svg:desc>
                </draw:g>
              </table:table-cell>
              <table:table-cell office:value-type="float" office:value="248.077824">
                <text:p>248.077824</text:p>
                <draw:g>
                  <svg:desc>Sheet1.J8:Sheet1.J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5.413105">
                <text:p>205.413105</text:p>
              </table:table-cell>
              <table:table-cell office:value-type="float" office:value="251.001362">
                <text:p>251.001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1.34135">
                <text:p>211.34135</text:p>
              </table:table-cell>
              <table:table-cell office:value-type="float" office:value="249.395602">
                <text:p>249.395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5.190116">
                <text:p>195.190116</text:p>
              </table:table-cell>
              <table:table-cell office:value-type="float" office:value="337.770427">
                <text:p>337.770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.922156">
                <text:p>194.922156</text:p>
              </table:table-cell>
              <table:table-cell office:value-type="float" office:value="251.291234">
                <text:p>251.2912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6.327836">
                <text:p>206.327836</text:p>
              </table:table-cell>
              <table:table-cell office:value-type="float" office:value="252.325358">
                <text:p>252.3253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1.83964">
                <text:p>211.83964</text:p>
              </table:table-cell>
              <table:table-cell office:value-type="float" office:value="332.5831">
                <text:p>332.58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3.380903">
                <text:p>203.380903</text:p>
              </table:table-cell>
              <table:table-cell office:value-type="float" office:value="251.42983">
                <text:p>251.429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.473037">
                <text:p>199.473037</text:p>
              </table:table-cell>
              <table:table-cell office:value-type="float" office:value="249.364135">
                <text:p>249.3641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7.322537">
                <text:p>207.322537</text:p>
              </table:table-cell>
              <table:table-cell office:value-type="float" office:value="249.134687">
                <text:p>249.1346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.359925">
                <text:p>225.359925</text:p>
              </table:table-cell>
              <table:table-cell office:value-type="float" office:value="333.063742">
                <text:p>333.0637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.164647">
                <text:p>193.164647</text:p>
              </table:table-cell>
              <table:table-cell office:value-type="float" office:value="251.719569">
                <text:p>251.7195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1.347749">
                <text:p>191.347749</text:p>
              </table:table-cell>
              <table:table-cell office:value-type="float" office:value="249.485925">
                <text:p>249.485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3.398894">
                <text:p>203.398894</text:p>
              </table:table-cell>
              <table:table-cell office:value-type="float" office:value="249.301094">
                <text:p>249.3010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.749548">
                <text:p>199.749548</text:p>
              </table:table-cell>
              <table:table-cell office:value-type="float" office:value="249.337479">
                <text:p>249.3374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2.349601">
                <text:p>212.349601</text:p>
              </table:table-cell>
              <table:table-cell office:value-type="float" office:value="248.946246">
                <text:p>248.9462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.060041">
                <text:p>193.060041</text:p>
              </table:table-cell>
              <table:table-cell office:value-type="float" office:value="248.409477">
                <text:p>248.4094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.436562">
                <text:p>199.436562</text:p>
              </table:table-cell>
              <table:table-cell office:value-type="float" office:value="252.489481">
                <text:p>252.489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6.375103">
                <text:p>196.375103</text:p>
              </table:table-cell>
              <table:table-cell office:value-type="float" office:value="250.466007">
                <text:p>250.4660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7.163498">
                <text:p>187.163498</text:p>
              </table:table-cell>
              <table:table-cell office:value-type="float" office:value="250.129157">
                <text:p>250.1291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8.971556">
                <text:p>188.971556</text:p>
              </table:table-cell>
              <table:table-cell office:value-type="float" office:value="337.424086">
                <text:p>337.4240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.027141">
                <text:p>198.027141</text:p>
              </table:table-cell>
              <table:table-cell office:value-type="float" office:value="250.304202">
                <text:p>250.3042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3.257691">
                <text:p>193.257691</text:p>
              </table:table-cell>
              <table:table-cell office:value-type="float" office:value="249.426205">
                <text:p>249.4262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5.41204">
                <text:p>205.41204</text:p>
              </table:table-cell>
              <table:table-cell office:value-type="float" office:value="229.153714">
                <text:p>229.153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6.035596">
                <text:p>206.035596</text:p>
              </table:table-cell>
              <table:table-cell office:value-type="float" office:value="252.195788">
                <text:p>252.1957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7.502606">
                <text:p>197.502606</text:p>
              </table:table-cell>
              <table:table-cell office:value-type="float" office:value="335.040253">
                <text:p>335.040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3.570642">
                <text:p>203.570642</text:p>
              </table:table-cell>
              <table:table-cell office:value-type="float" office:value="249.983402">
                <text:p>249.9834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1.693147">
                <text:p>191.693147</text:p>
              </table:table-cell>
              <table:table-cell office:value-type="float" office:value="248.819245">
                <text:p>248.8192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.792912">
                <text:p>196.792912</text:p>
              </table:table-cell>
              <table:table-cell office:value-type="float" office:value="249.020536">
                <text:p>249.0205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4.727101">
                <text:p>204.727101</text:p>
              </table:table-cell>
              <table:table-cell office:value-type="float" office:value="252.394216">
                <text:p>252.3942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7.020212">
                <text:p>127.020212</text:p>
              </table:table-cell>
              <table:table-cell office:value-type="float" office:value="442.161436">
                <text:p>442.1614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1.649307">
                <text:p>131.649307</text:p>
              </table:table-cell>
              <table:table-cell office:value-type="float" office:value="443.622274">
                <text:p>443.6222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7.012576">
                <text:p>127.012576</text:p>
              </table:table-cell>
              <table:table-cell office:value-type="float" office:value="445.358844">
                <text:p>445.3588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2.090338">
                <text:p>132.090338</text:p>
              </table:table-cell>
              <table:table-cell office:value-type="float" office:value="444.074962">
                <text:p>444.0749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2.365126">
                <text:p>132.365126</text:p>
              </table:table-cell>
              <table:table-cell office:value-type="float" office:value="443.456999">
                <text:p>443.456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.14829">
                <text:p>130.14829</text:p>
              </table:table-cell>
              <table:table-cell office:value-type="float" office:value="442.093968">
                <text:p>442.0939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7.745152">
                <text:p>137.745152</text:p>
              </table:table-cell>
              <table:table-cell office:value-type="float" office:value="443.446226">
                <text:p>443.4462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.326635">
                <text:p>132.326635</text:p>
              </table:table-cell>
              <table:table-cell office:value-type="float" office:value="442.651892">
                <text:p>442.6518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9.600881">
                <text:p>129.600881</text:p>
              </table:table-cell>
              <table:table-cell office:value-type="float" office:value="406.787328">
                <text:p>406.7873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4.868646">
                <text:p>134.868646</text:p>
              </table:table-cell>
              <table:table-cell office:value-type="float" office:value="442.911605">
                <text:p>442.9116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0.628828">
                <text:p>130.628828</text:p>
              </table:table-cell>
              <table:table-cell office:value-type="float" office:value="446.673461">
                <text:p>446.6734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5.180856">
                <text:p>135.180856</text:p>
              </table:table-cell>
              <table:table-cell office:value-type="float" office:value="447.133638">
                <text:p>447.1336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2.919816">
                <text:p>132.919816</text:p>
              </table:table-cell>
              <table:table-cell office:value-type="float" office:value="445.324339">
                <text:p>445.3243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6.612737">
                <text:p>126.612737</text:p>
              </table:table-cell>
              <table:table-cell office:value-type="float" office:value="441.188034">
                <text:p>441.1880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6.06787">
                <text:p>136.06787</text:p>
              </table:table-cell>
              <table:table-cell office:value-type="float" office:value="440.45823">
                <text:p>440.458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3.028404">
                <text:p>133.028404</text:p>
              </table:table-cell>
              <table:table-cell office:value-type="float" office:value="336.281427">
                <text:p>336.2814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.121182">
                <text:p>133.121182</text:p>
              </table:table-cell>
              <table:table-cell office:value-type="float" office:value="441.520536">
                <text:p>441.5205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6.18544">
                <text:p>126.18544</text:p>
              </table:table-cell>
              <table:table-cell office:value-type="float" office:value="441.778837">
                <text:p>441.7788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7.279039">
                <text:p>127.279039</text:p>
              </table:table-cell>
              <table:table-cell office:value-type="float" office:value="441.640548">
                <text:p>441.640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6.211191">
                <text:p>136.211191</text:p>
              </table:table-cell>
              <table:table-cell office:value-type="float" office:value="444.639881">
                <text:p>444.6398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4.788153">
                <text:p>134.788153</text:p>
              </table:table-cell>
              <table:table-cell office:value-type="float" office:value="439.007345">
                <text:p>439.0073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8.564361">
                <text:p>128.564361</text:p>
              </table:table-cell>
              <table:table-cell office:value-type="float" office:value="441.513328">
                <text:p>441.5133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1.605933">
                <text:p>131.605933</text:p>
              </table:table-cell>
              <table:table-cell office:value-type="float" office:value="338.661365">
                <text:p>338.6613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0.140996">
                <text:p>130.140996</text:p>
              </table:table-cell>
              <table:table-cell office:value-type="float" office:value="447.589276">
                <text:p>447.589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7.903527">
                <text:p>127.903527</text:p>
              </table:table-cell>
              <table:table-cell office:value-type="float" office:value="442.264785">
                <text:p>442.2647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8.017099">
                <text:p>128.017099</text:p>
              </table:table-cell>
              <table:table-cell office:value-type="float" office:value="442.695312">
                <text:p>442.6953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.916075">
                <text:p>125.916075</text:p>
              </table:table-cell>
              <table:table-cell office:value-type="float" office:value="443.517893">
                <text:p>443.5178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1.070804">
                <text:p>141.070804</text:p>
              </table:table-cell>
              <table:table-cell office:value-type="float" office:value="447.49701">
                <text:p>447.497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5.348972">
                <text:p>135.348972</text:p>
              </table:table-cell>
              <table:table-cell office:value-type="float" office:value="444.280144">
                <text:p>444.2801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0.583471">
                <text:p>130.583471</text:p>
              </table:table-cell>
              <table:table-cell office:value-type="float" office:value="443.776175">
                <text:p>443.7761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1.505452">
                <text:p>131.505452</text:p>
              </table:table-cell>
              <table:table-cell office:value-type="float" office:value="442.634324">
                <text:p>442.6343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6.697999">
                <text:p>136.697999</text:p>
              </table:table-cell>
              <table:table-cell office:value-type="float" office:value="440.204448">
                <text:p>440.2044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1.418151">
                <text:p>131.418151</text:p>
              </table:table-cell>
              <table:table-cell office:value-type="float" office:value="443.342835">
                <text:p>443.3428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6.982584">
                <text:p>136.982584</text:p>
              </table:table-cell>
              <table:table-cell office:value-type="float" office:value="444.375777">
                <text:p>444.3757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4.3055">
                <text:p>134.3055</text:p>
              </table:table-cell>
              <table:table-cell office:value-type="float" office:value="442.347105">
                <text:p>442.3471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2.502976">
                <text:p>142.502976</text:p>
              </table:table-cell>
              <table:table-cell office:value-type="float" office:value="440.082615">
                <text:p>440.0826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.812355">
                <text:p>133.812355</text:p>
              </table:table-cell>
              <table:table-cell office:value-type="float" office:value="450.552736">
                <text:p>450.5527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.422019">
                <text:p>136.422019</text:p>
              </table:table-cell>
              <table:table-cell office:value-type="float" office:value="442.917497">
                <text:p>442.9174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5.693884">
                <text:p>135.693884</text:p>
              </table:table-cell>
              <table:table-cell office:value-type="float" office:value="446.16938">
                <text:p>446.169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7.385302">
                <text:p>137.385302</text:p>
              </table:table-cell>
              <table:table-cell office:value-type="float" office:value="442.41769">
                <text:p>442.417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.303045">
                <text:p>142.303045</text:p>
              </table:table-cell>
              <table:table-cell office:value-type="float" office:value="442.760109">
                <text:p>442.7601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5.832119">
                <text:p>125.832119</text:p>
              </table:table-cell>
              <table:table-cell office:value-type="float" office:value="443.211224">
                <text:p>443.2112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2.8567">
                <text:p>132.8567</text:p>
              </table:table-cell>
              <table:table-cell office:value-type="float" office:value="408.650486">
                <text:p>408.6504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6.251567">
                <text:p>136.251567</text:p>
              </table:table-cell>
              <table:table-cell office:value-type="float" office:value="443.692074">
                <text:p>443.6920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2.716075">
                <text:p>122.716075</text:p>
              </table:table-cell>
              <table:table-cell office:value-type="float" office:value="441.93525">
                <text:p>441.935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8.072114">
                <text:p>138.072114</text:p>
              </table:table-cell>
              <table:table-cell office:value-type="float" office:value="441.325969">
                <text:p>441.3259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5.570115">
                <text:p>135.570115</text:p>
              </table:table-cell>
              <table:table-cell office:value-type="float" office:value="444.387573">
                <text:p>444.3875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7.249983">
                <text:p>127.249983</text:p>
              </table:table-cell>
              <table:table-cell office:value-type="float" office:value="445.91124">
                <text:p>445.911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1.11271">
                <text:p>141.11271</text:p>
              </table:table-cell>
              <table:table-cell office:value-type="float" office:value="445.111251">
                <text:p>445.1112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2.99373">
                <text:p>132.99373</text:p>
              </table:table-cell>
              <table:table-cell office:value-type="float" office:value="444.67863">
                <text:p>444.678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4.599339">
                <text:p>124.599339</text:p>
              </table:table-cell>
              <table:table-cell office:value-type="float" office:value="445.290131">
                <text:p>445.2901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5.960349">
                <text:p>135.960349</text:p>
              </table:table-cell>
              <table:table-cell office:value-type="float" office:value="442.648026">
                <text:p>442.6480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5.277051">
                <text:p>135.277051</text:p>
              </table:table-cell>
              <table:table-cell office:value-type="float" office:value="444.916594">
                <text:p>444.9165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3.817386">
                <text:p>123.817386</text:p>
              </table:table-cell>
              <table:table-cell office:value-type="float" office:value="442.775492">
                <text:p>442.7754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9.770221">
                <text:p>129.770221</text:p>
              </table:table-cell>
              <table:table-cell office:value-type="float" office:value="443.244541">
                <text:p>443.2445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1.213276">
                <text:p>131.213276</text:p>
              </table:table-cell>
              <table:table-cell office:value-type="float" office:value="330.805808">
                <text:p>330.8058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2.53369">
                <text:p>132.53369</text:p>
              </table:table-cell>
              <table:table-cell office:value-type="float" office:value="442.286314">
                <text:p>442.2863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4.900083">
                <text:p>134.900083</text:p>
              </table:table-cell>
              <table:table-cell office:value-type="float" office:value="447.567873">
                <text:p>447.5678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7.997704">
                <text:p>127.997704</text:p>
              </table:table-cell>
              <table:table-cell office:value-type="float" office:value="443.592962">
                <text:p>443.5929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5.646338">
                <text:p>135.646338</text:p>
              </table:table-cell>
              <table:table-cell office:value-type="float" office:value="441.479283">
                <text:p>441.4792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2.309296">
                <text:p>132.309296</text:p>
              </table:table-cell>
              <table:table-cell office:value-type="float" office:value="441.479737">
                <text:p>441.4797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3.681506">
                <text:p>133.681506</text:p>
              </table:table-cell>
              <table:table-cell office:value-type="float" office:value="445.773992">
                <text:p>445.7739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3.981486">
                <text:p>133.981486</text:p>
              </table:table-cell>
              <table:table-cell office:value-type="float" office:value="347.128818">
                <text:p>347.1288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4.580127">
                <text:p>134.580127</text:p>
              </table:table-cell>
              <table:table-cell office:value-type="float" office:value="446.334211">
                <text:p>446.3342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4.534966">
                <text:p>134.534966</text:p>
              </table:table-cell>
              <table:table-cell office:value-type="float" office:value="441.151976">
                <text:p>441.1519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5.166891">
                <text:p>135.166891</text:p>
              </table:table-cell>
              <table:table-cell office:value-type="float" office:value="441.225325">
                <text:p>441.2253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6.887434">
                <text:p>126.887434</text:p>
              </table:table-cell>
              <table:table-cell office:value-type="float" office:value="442.838693">
                <text:p>442.8386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9.392662">
                <text:p>139.392662</text:p>
              </table:table-cell>
              <table:table-cell office:value-type="float" office:value="447.32658">
                <text:p>447.326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3.737595">
                <text:p>133.737595</text:p>
              </table:table-cell>
              <table:table-cell office:value-type="float" office:value="443.569998">
                <text:p>443.5699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6.971753">
                <text:p>136.971753</text:p>
              </table:table-cell>
              <table:table-cell office:value-type="float" office:value="341.898573">
                <text:p>341.898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